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eting Notes 2-12-19:<text:line-break/></text:p>
      <text:p text:style-name="Standard">Decided on team name which is Test Team Please Ignore. </text:p>
      <text:p text:style-name="Standard"/>
      <text:p text:style-name="Standard">Decided that default and switch to two 1 hour meetings if the week calls for it.</text:p>
      <text:p text:style-name="Standard"/>
      <text:p text:style-name="Standard">Set up a group git hub and got everyone on board.</text:p>
      <text:p text:style-name="Standard"/>
      <text:p text:style-name="Standard">Disused more ideas for our project that we want to do and passion vs professionalism of a idea we pick.</text:p>
      <text:p text:style-name="Standard"/>
      <text:p text:style-name="Standard">Disused milestones and what needs to be finished and when. <text:s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k Jackson</meta:initial-creator>
    <meta:creation-date>2019-02-12T18:21:52.33</meta:creation-date>
    <meta:document-statistic meta:table-count="0" meta:image-count="0" meta:object-count="0" meta:page-count="1" meta:paragraph-count="6" meta:word-count="70" meta:character-count="370"/>
    <dc:date>2019-02-12T18:33:09.68</dc:date>
    <dc:creator>Nick Jackson</dc:creator>
    <meta:editing-duration>PT11M20S</meta:editing-duration>
    <meta:editing-cycles>1</meta:editing-cycles>
    <meta:generator>OpenOffice/4.1.5$Win32 OpenOffice.org_project/415m1$Build-9789</meta:generator>
  </office:meta>
</office:document-meta>
</file>